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F635E05E350702A808.png" manifest:media-type="image/png"/>
  <manifest:file-entry manifest:full-path="Pictures/10000201000005540000027D2B90FCB6C33C7A85.png" manifest:media-type="image/png"/>
  <manifest:file-entry manifest:full-path="Pictures/1000020100000510000001ECE8E735FED7714DAB.png" manifest:media-type="image/png"/>
  <manifest:file-entry manifest:full-path="Pictures/10000201000005530000027C00BF3D4038E9F1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709" officeooo:paragraph-rsid="001237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626in" svg:y="1in" svg:width="6.9252in" svg:height="2.6283in" draw:z-index="0"><draw:image xlink:href="Pictures/1000020100000510000001ECE8E735FED7714DAB.png" xlink:type="simple" xlink:show="embed" xlink:actuate="onLoad" loext:mime-type="image/png"/></draw:frame>Css designs add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52in" svg:y="0.1118in" svg:width="6.9252in" svg:height="3.2311in" draw:z-index="1"><draw:image xlink:href="Pictures/10000201000005530000027C00BF3D4038E9F1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paragraph" svg:x="0.1252in" svg:y="0.1811in" svg:width="6.9252in" svg:height="3.2339in" draw:z-index="2"><draw:image xlink:href="Pictures/10000201000005540000027D2B90FCB6C33C7A85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x="0.1457in" svg:y="0.1429in" svg:width="6.9252in" svg:height="3.811in" draw:z-index="3"><draw:image xlink:href="Pictures/1000020100000390000001F635E05E350702A80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6:09:33.236652373</meta:creation-date>
    <meta:generator>LibreOffice/6.0.7.3$Linux_X86_64 LibreOffice_project/00m0$Build-3</meta:generator>
    <dc:date>2019-06-18T16:16:59.321675407</dc:date>
    <meta:editing-duration>PT7M26S</meta:editing-duration>
    <meta:editing-cycles>1</meta:editing-cycles>
    <meta:document-statistic meta:table-count="0" meta:image-count="4" meta:object-count="0" meta:page-count="3" meta:paragraph-count="1" meta:word-count="3" meta:character-count="17" meta:non-whitespace-character-count="15"/>
  </office:meta>
</office:document-meta>
</file>